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973" officeooo:paragraph-rsid="00198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This file contain examples of the artefacts the Poulpe is able to detect.</text:p>
      <text:p text:style-name="P1">emails, test@example.com</text:p>
      <text:p text:style-name="P1">domains, example.com</text:p>
      <text:p text:style-name="P1">IPs, 192.0.2.42</text:p>
      <text:p text:style-name="P1">Bitcoin addresses, 12y8yWJbAxuJWePS1msTzkggvaVgnKbbG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ouard Klein</meta:initial-creator>
    <meta:creation-date>2015-12-04T11:33:45.047368000</meta:creation-date>
    <dc:date>2015-12-04T11:34:31.457462000</dc:date>
    <dc:creator>Edouard Klein</dc:creator>
    <meta:editing-duration>P0D</meta:editing-duration>
    <meta:editing-cycles>1</meta:editing-cycles>
    <meta:document-statistic meta:table-count="0" meta:image-count="0" meta:object-count="0" meta:page-count="1" meta:paragraph-count="5" meta:word-count="22" meta:character-count="186" meta:non-whitespace-character-count="169"/>
    <meta:generator>LibreOffice/4.2.0.4$MacOSX_X86_64 LibreOffice_project/05dceb5d363845f2cf968344d7adab8dcfb2ba71</meta:generator>
  </office:meta>
</office:document-meta>
</file>